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ext" style:master-page-name="First_20_Page">
      <style:paragraph-properties fo:text-align="end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 l'attention du médecin cardiologue.</text:span></text:p>
      <text:p text:style-name="Text"><text:span text:style-name="T1">Nouméa le:</text:span><text:span text:style-name="T1"><text:date style:data-style-name="N37" text:date-value="2014-04-01T11:02:19">01/04/14</text:date></text:span></text:p>
      <text:p text:style-name="Standard">Cher confrère,<text:line-break/>Je souhaiterais vous addresser, 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 pour bilan pré-opératoire d'une chirurgie de <text:text-input text:description="&lt;o.procedure_type_id.name&gt;">procedure</text:text-input> sous anésthésie <text:text-input text:description="&lt;o.anesthesia_type_id.name&gt;">anesthesia</text:text-input>.</text:p>
      <text:p text:style-name="Standard">Comme facteur de risque cardio-vasculaires, j'ai noté </text:p>
      <text:p text:style-name="Standard">Les anesthésistes souhaite aussi un ECG. </text:p>
      <text:p text:style-name="Standard">Je vous remercie de ce que vous voudrez faire pour <text:text-input text:description="&lt;if test=&quot;o.partner_id.gender=='M'&quot;&gt;">&lt;if test="o.partner_id.gender=='M'"&gt;</text:text-input> lui<text:text-input text:description="&lt;/if&gt;">&lt;/if&gt;</text:text-input><text:text-input text:description="&lt;if test=&quot;o.partner_id.gender=='F'&quot;&gt;">&lt;if test="o.partner_id.gender=='F'"&gt;</text:text-input> elle<text:text-input text:description="&lt;/if&gt;">&lt;/if&gt;</text:text-input>. Et je reste à votre disposition pour de plus amples renseignements.</text:p>
      <text:p text:style-name="P1"><text:text-input text:description="&lt;user.signature&gt;">&lt;user.signature&gt;</text:text-input></text:p>
      <text:p text:style-name="Footnote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4-04-01T11:02:19</dc:date>
    <meta:editing-duration>PT6H9S</meta:editing-duration>
    <meta:editing-cycles>117</meta:editing-cycles>
    <meta:generator>LibreOffice/3.5$Linux_X86_64 LibreOffice_project/350m1$Build-2</meta:generator>
    <dc:creator>L. FRANCOIS</dc:creator>
    <meta:document-statistic meta:table-count="0" meta:image-count="0" meta:object-count="0" meta:page-count="1" meta:paragraph-count="7" meta:word-count="76" meta:character-count="699" meta:non-whitespace-character-count="628"/>
  </office:meta>
</office:document-meta>
</file>